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22-02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52928" calcext:value-type="float">
            <text:p>28.52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21-03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0736" calcext:value-type="float">
            <text:p>28.40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20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7856" calcext:value-type="float">
            <text:p>26.578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19-01-0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864" calcext:value-type="float">
            <text:p>23.40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18-02-2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696" calcext:value-type="float">
            <text:p>23.46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17-0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16-03-21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9936" calcext:value-type="float">
            <text:p>24.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15-01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7312" calcext:value-type="float">
            <text:p>28.77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14-02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78808" calcext:value-type="float">
            <text:p>41.78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13-02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93464" calcext:value-type="float">
            <text:p>40.934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12-02-0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85872" calcext:value-type="float">
            <text:p>27.85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11-02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32" calcext:value-type="float">
            <text:p>27.4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10-02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70048" calcext:value-type="float">
            <text:p>26.700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09-04-0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599896" calcext:value-type="float">
            <text:p>26.599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08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85368" calcext:value-type="float">
            <text:p>26.1853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07-03-18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32888" calcext:value-type="float">
            <text:p>25.32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05-12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87376" calcext:value-type="float">
            <text:p>25.487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04-12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011888" calcext:value-type="float">
            <text:p>25.011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0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396192" calcext:value-type="float">
            <text:p>24.396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02-12-3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990808" calcext:value-type="float">
            <text:p>23.990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02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3.402544" calcext:value-type="float">
            <text:p>23.402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00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27056" calcext:value-type="float">
            <text:p>22.9270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2000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350984" calcext:value-type="float">
            <text:p>22.350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99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19336" calcext:value-type="float">
            <text:p>22.1193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98-01-14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079712" calcext:value-type="float">
            <text:p>22.0797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97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814536" calcext:value-type="float">
            <text:p>21.814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96-01-1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58504" calcext:value-type="float">
            <text:p>21.558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94-12-2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5646" calcext:value-type="float">
            <text:p>21.564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94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43976" calcext:value-type="float">
            <text:p>21.143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93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27504" calcext:value-type="float">
            <text:p>21.2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92-01-2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77504" calcext:value-type="float">
            <text:p>21.177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9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769072" calcext:value-type="float">
            <text:p>20.769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90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485608" calcext:value-type="float">
            <text:p>20.485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88-1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6596" calcext:value-type="float">
            <text:p>19.65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88-02-10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75104" calcext:value-type="float">
            <text:p>19.75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87-02-2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824192" calcext:value-type="float">
            <text:p>19.824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85-12-2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431" calcext:value-type="float">
            <text:p>19.431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83-01-11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046952" calcext:value-type="float">
            <text:p>19.0469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82-01-0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824448" calcext:value-type="float">
            <text:p>18.824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81-01-0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519648" calcext:value-type="float">
            <text:p>18.519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80-01-17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23992" calcext:value-type="float">
            <text:p>18.2239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79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08988" calcext:value-type="float">
            <text:p>18.089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78-01-12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650968" calcext:value-type="float">
            <text:p>17.6509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77-01-13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245584" calcext:value-type="float">
            <text:p>17.245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76-01-06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3504" calcext:value-type="float">
            <text:p>15.843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75-01-0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27632" calcext:value-type="float">
            <text:p>16.27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74-02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3608" calcext:value-type="float">
            <text:p>15.9136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73-01-0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6972" calcext:value-type="float">
            <text:p>15.6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72-01-18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425928" calcext:value-type="float">
            <text:p>15.425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71-01-19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70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81328" calcext:value-type="float">
            <text:p>14.81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69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7828" calcext:value-type="float">
            <text:p>14.78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68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478" calcext:value-type="float">
            <text:p>14.47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66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23416" calcext:value-type="float">
            <text:p>14.234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6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208" calcext:value-type="float">
            <text:p>14.0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64-1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08176" calcext:value-type="float">
            <text:p>14.081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64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95984" calcext:value-type="float">
            <text:p>13.959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63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65504" calcext:value-type="float">
            <text:p>13.65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62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4168" calcext:value-type="float">
            <text:p>13.44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61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4112" calcext:value-type="float">
            <text:p>13.4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59-04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13688" calcext:value-type="float">
            <text:p>13.13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58-03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016" calcext:value-type="float">
            <text:p>12.8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57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56-01-15 07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98448" calcext:value-type="float">
            <text:p>12.98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55-08-15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86256" calcext:value-type="float">
            <text:p>12.86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1955-08-12 06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.3256" calcext:value-type="float">
            <text:p>14.3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366" meta:object-count="0"/>
    <meta:user-defined meta:name="AppVersion">3.0</meta:user-defined>
  </office:meta>
</office:document-meta>
</file>